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Table_20_Contents">
      <style:text-properties officeooo:rsid="00126cdd" officeooo:paragraph-rsid="00126c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 table:style-name="TableLine94433479953408">
          <table:table-cell table:style-name="Table1.A1" table:number-rows-spanned="2" table:number-columns-spanned="2" office:value-type="string">
            <text:p text:style-name="P1">a</text:p>
          </table:table-cell>
          <table:covered-table-cell/>
          <table:table-cell table:style-name="Table1.C1" office:value-type="string">
            <text:p text:style-name="P1">b</text:p>
          </table:table-cell>
        </table:table-row>
        <table:table-row table:style-name="TableLine94433479953408">
          <table:covered-table-cell/>
          <table:covered-table-cell/>
          <table:table-cell table:style-name="Table1.C2" office:value-type="string">
            <text:p text:style-name="P1">c</text:p>
          </table:table-cell>
        </table:table-row>
        <table:table-row table:style-name="TableLine94433479953408">
          <table:table-cell table:style-name="Table1.C2" table:number-columns-spanned="3" office:value-type="string">
            <text:p text:style-name="P1">d</text:p>
          </table:table-cell>
          <table:covered-table-cell/>
          <table:covered-table-cell/>
        </table:table-row>
        <table:table-row table:style-name="TableLine94433479953408">
          <table:table-cell table:style-name="Table1.A4" office:value-type="string">
            <text:p text:style-name="P1">e</text:p>
          </table:table-cell>
          <table:table-cell table:style-name="Table1.A4" office:value-type="string">
            <text:p text:style-name="P1">f</text:p>
          </table:table-cell>
          <table:table-cell table:style-name="Table1.C2" office:value-type="string">
            <text:p text:style-name="P1">g</text:p>
          </table:table-cell>
        </table:table-row>
        <table:table-row table:style-name="TableLine94433479953408">
          <table:table-cell table:style-name="Table1.A4" office:value-type="string">
            <text:p text:style-name="P1">h</text:p>
          </table:table-cell>
          <table:table-cell table:style-name="Table1.C2" table:number-columns-spanned="2" office:value-type="string">
            <text:p text:style-name="P1">i</text:p>
          </table:table-cell>
          <table:covered-table-cell/>
        </table:table-row>
        <table:table-row table:style-name="TableLine94433479953408">
          <table:table-cell table:style-name="Table1.C2" table:number-columns-spanned="3" office:value-type="string">
            <text:p text:style-name="P1">j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3T17:01:00.961276036</meta:creation-date>
    <dc:date>2021-09-13T17:02:46.358288501</dc:date>
    <meta:editing-duration>PT1M45S</meta:editing-duration>
    <meta:editing-cycles>1</meta:editing-cycles>
    <meta:document-statistic meta:table-count="1" meta:image-count="0" meta:object-count="0" meta:page-count="1" meta:paragraph-count="10" meta:word-count="10" meta:character-count="10" meta:non-whitespace-character-count="10"/>
    <meta:generator>LibreOffice/7.1.5.2$Linux_X86_64 LibreOffice_project/10$Build-2</meta:generator>
  </office:meta>
</office:document-meta>
</file>